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2106397A3B0.png"/>
  <manifest:file-entry manifest:media-type="image/png" manifest:full-path="Pictures/100000000000026F000001EF01AB31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b515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83cm" svg:height="9.969cm" svg:x="1.017cm" svg:y="1.031cm">
          <draw:image xlink:href="Pictures/100000000000026F000002106397A3B0.png" xlink:type="simple" xlink:show="embed" xlink:actuate="onLoad">
            <text:p/>
          </draw:image>
        </draw:frame>
        <draw:frame draw:style-name="gr1" draw:text-style-name="P1" draw:layer="layout" svg:width="15.485cm" svg:height="10.905cm" svg:x="5cm" svg:y="9cm">
          <draw:image xlink:href="Pictures/100000000000026F000001EF01AB31C4.png" xlink:type="simple" xlink:show="embed" xlink:actuate="onLoad">
            <text:p/>
          </draw:image>
        </draw:frame>
        <draw:custom-shape draw:style-name="gr2" draw:text-style-name="P1" draw:layer="layout" svg:width="3.5cm" svg:height="5cm" svg:x="2.5cm" svg:y="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l </meta:initial-creator>
    <meta:creation-date>2011-12-02T17:40:46</meta:creation-date>
    <dc:date>2011-12-02T17:46:23</dc:date>
    <dc:creator>cal </dc:creator>
    <meta:editing-duration>PT5M38S</meta:editing-duration>
    <meta:editing-cycles>1</meta:editing-cycles>
    <meta:document-statistic meta:object-count="3"/>
    <meta:generator>LibreOffice/3.3$Linux LibreOffice_project/330m19$Build-401</meta:generator>
  </office:meta>
</office:document-meta>
</file>